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Config.ParserConfig( ASMDeserializerFactory as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ParserConfig( boolean field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setSafeMode( boolean saf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setDefaultClassLoader( ClassLoader default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getDeserializer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initJavaBeanDeserializers( Class &lt; ? &gt; ... class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serConfig.register( 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getFieldFromCache( String fieldName , Map &lt; String , Field &gt; fieldCacheMap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arserConfig.getGloba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isSaf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ParserConfig( ASMDeserializerFactory asmFactory , ClassLoader parentClassLoader , boolean fieldBase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rserConfig.ParserConfig( ClassLoader parent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getDeser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addItemsToDeny0( final String [ ] ite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Config.isAutoTyp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register( String typeName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clearDeser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Config.isPrimitive2( final Class &lt; ? &gt; clazz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rserConfig.addAccep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serConfig.setAutoTypeSupport( boolean autoTypeSu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createJavaBeanDeserializer( Class &lt; ? &gt; clazz , Type type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ParserConfig.parserAllFieldToCache( Class &lt; ? &gt; clazz , Map &lt; String , Field &gt; fieldCache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serConfig.addDenyInternal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serConfig.addDen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serConfig.addItemsToAccept( final String [ ] ite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Config.initDeser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ParserConfig.isAsmE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configFromPropety( Properties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rserConfig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serConfig.getEnumDeserializ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checkAutoType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rConfig.createFieldDeserializer( ParserConfig mapping , JavaBeanInfo beanInfo , FieldInfo fieldInf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serConfig.addItemsToDeny( final String [ ] ite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Config.apply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Config.isJackson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getDeserializer( Class &lt; ? &gt; clazz , Type type )</text:p>
          </table:table-cell>
          <table:table-cell office:value-type="float" office:value="71">
            <text:p text:style-name="Table_20_Contents">71</text:p>
          </table:table-cell>
          <table:table-cell office:value-type="float" office:value="35">
            <text:p text:style-name="Table_20_Contents">35</text:p>
          </table:table-cell>
          <table:table-cell office:value-type="float" office:value="238">
            <text:p text:style-name="Table_20_Contents">238</text:p>
          </table:table-cell>
        </table:table-row>
        <table:table-row>
          <table:table-cell office:value-type="string">
            <text:p text:style-name="Table_20_Contents">ParserConfig.getDer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putDeserializer( Type type , ObjectDeserializer deserial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Config.Pars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get(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serConfig.splitItemsFormProperty( final String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rConfig.isPrimitiv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getDeserializer( Type 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rserConfig.getEnumCreator( Class clazz , Class enum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serConfig.setAsmEnable( boolean asm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checkAutoType( String typeName , Class &lt; ? &gt; expectClass , int features )</text:p>
          </table:table-cell>
          <table:table-cell office:value-type="float" office:value="83">
            <text:p text:style-name="Table_20_Contents">83</text:p>
          </table:table-cell>
          <table:table-cell office:value-type="float" office:value="112">
            <text:p text:style-name="Table_20_Contents">112</text:p>
          </table:table-cell>
          <table:table-cell office:value-type="float" office:value="203">
            <text:p text:style-name="Table_20_Contents">203</text:p>
          </table:table-cell>
        </table:table-row>
        <table:table-row>
          <table:table-cell office:value-type="string">
            <text:p text:style-name="Table_20_Contents">ParserConfig.setJacksonCompatible( boolean jacksonCompat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.addAutoTypeCheckHandler( AutoTypeCheckHandler 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Config.checkAutoType( String typeName , Class &lt; ? &gt; exp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